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2" style:parent-style-name="Párrafodelista" style:list-style-name="LFO1" style:family="paragraph"/>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Párrafodelista" style:list-style-name="LFO1" style:family="paragraph"/>
    <style:style style:name="P7" style:parent-style-name="Normal" style:family="paragraph">
      <style:text-properties fo:language="es" fo:country="ES"/>
    </style:style>
    <style:style style:name="P8" style:parent-style-name="Normal" style:family="paragraph">
      <style:text-properties fo:language="es" fo:country="ES"/>
    </style:style>
  </office:automatic-styles>
  <office:body>
    <office:text text:use-soft-page-breaks="true">
      <text:h text:style-name="P1" text:outline-level="1">Disseny 3d<text:s/></text:h>
      <text:h text:style-name="Título2" text:outline-level="2">Justificació del projecte:</text:h>
      <text:p text:style-name="Normal">El disseny en 3D és un camp que està evolucionant contínuament i s'ha tornat essencial per a la producció de continguts digitals en àrees com els videojocs (l'àrea que m'interessa), el cinema, la<text:s/>realitat virtual, l'animació i l'arquitectura. Aquest projecte em motiva perquè uneix la creativitat amb la tecnologia. Això possibilita convertir idees en models visuals que poden ser molt realistes. Aquest projecte és important per al meu futur professional, ja que el mercat laboral demana cada vegada més professionals capaços de treballar amb eines com Blender, Maya o 3ds Max. A més, és un camp que em motiva, perquè em permet aprendre constantment, innovar i expressar-me a través de l’art digital.</text:p>
      <text:h text:style-name="Título2" text:outline-level="2">Paraules clau:</text:h>
      <text:list text:style-name="LFO1" text:continue-numbering="true">
        <text:list-item>
          <text:p text:style-name="P2">Creativitat</text:p>
        </text:list-item>
        <text:list-item>
          <text:p text:style-name="P3">Modelatge 3D</text:p>
        </text:list-item>
        <text:list-item>
          <text:p text:style-name="P4">Animació</text:p>
        </text:list-item>
        <text:list-item>
          <text:p text:style-name="P5">Innovació digital</text:p>
        </text:list-item>
        <text:list-item>
          <text:p text:style-name="P6">Disseny visual</text:p>
        </text:list-item>
      </text:list>
      <text:h text:style-name="Título2" text:outline-level="2">Connexió amb els meus interessos</text:h>
      <text:p text:style-name="Normal">El disseny 3D connecta amb els meus interessos perquè sempre m’ha agradat la tecnologia, els videojocs i la creació visual. J a que m’agrada aprendre eines creatives i poder transforma escenaris imaginaris en escenes “reals”.</text:p>
      <text:h text:style-name="Título2" text:outline-level="2">Connexió amb les meves capacitats</text:h>
      <text:p text:style-name="Normal">Aquest projecte encaixen amb les meves capacitats ja que tinc paciència, atenció al detall i capacitat per aprendre programes nous. Apart de que tinc bastanta creativitat.</text:p>
      <text:h text:style-name="Título2" text:outline-level="2">Connexió amb la necessitat del mercat i el bé comú</text:h>
      <text:p text:style-name="Normal">Actualment el mercat necessita dissenyadors 3d ja com per fer pel·lícules com per <text:s/>fer anuncis o per poder fabricar peses trencades de maquinaria antiga o maquinaria que no es facin mes peses de recanvi.</text:p>
      <text:p text:style-name="Normal"/>
      <text:p text:style-name="Normal"/>
      <text:soft-page-break/>
      <text:h text:style-name="Título2" text:outline-level="2">Connexió amb la meva formació o experiència</text:h>
      <text:p text:style-name="Normal">Aquest projecte te una connexió amb la meva formació ja que estic tot el rato amb programes d’ordinadors semblants y acostumat a entorns digitals, cosa que em facilita<text:s/>aprendre programes com el que utilitzaré Blender.</text:p>
      <text:p text:style-name="P7"/>
      <text:p text:style-name="P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ca"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ol Codina Coca</meta:initial-creator>
    <dc:creator>Pol Codina Coca</dc:creator>
    <meta:creation-date>2025-12-09T15:50:00Z</meta:creation-date>
    <dc:date>2025-12-09T15:50:00Z</dc:date>
    <meta:template xlink:href="Normal.dotm" xlink:type="simple"/>
    <meta:editing-cycles>2</meta:editing-cycles>
    <meta:editing-duration>PT60S</meta:editing-duration>
    <meta:document-statistic meta:page-count="2" meta:paragraph-count="3" meta:word-count="278" meta:character-count="1807" meta:row-count="12" meta:non-whitespace-character-count="1532"/>
  </office:meta>
</office:document-meta>
</file>